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Default" style:master-page-name="MP0" style:family="paragraph">
      <style:paragraph-properties fo:break-before="page"/>
    </style:style>
    <style:style style:name="P2" style:parent-style-name="Default" style:family="paragraph">
      <style:paragraph-properties fo:text-align="end"/>
    </style:style>
    <style:style style:name="T3" style:parent-style-name="Policepardéfaut" style:family="text">
      <style:text-properties fo:font-size="11.5pt" style:font-size-asian="11.5pt" style:font-size-complex="11.5pt"/>
    </style:style>
    <style:style style:name="T4" style:parent-style-name="Policepardéfaut" style:family="text">
      <style:text-properties fo:font-size="11.5pt" style:font-size-asian="11.5pt" style:font-size-complex="11.5pt"/>
    </style:style>
    <style:style style:name="T5" style:parent-style-name="Policepardéfaut" style:family="text">
      <style:text-properties fo:font-size="11.5pt" style:font-size-asian="11.5pt" style:font-size-complex="11.5pt"/>
    </style:style>
    <style:style style:name="P6" style:parent-style-name="Default" style:family="paragraph">
      <style:paragraph-properties fo:text-align="end"/>
      <style:text-properties fo:font-size="11.5pt" style:font-size-asian="11.5pt" style:font-size-complex="11.5pt"/>
    </style:style>
    <style:style style:name="P7" style:parent-style-name="Default" style:family="paragraph">
      <style:text-properties fo:font-size="11.5pt" style:font-size-asian="11.5pt" style:font-size-complex="11.5pt"/>
    </style:style>
    <style:style style:name="P8" style:parent-style-name="Default" style:family="paragraph">
      <style:text-properties fo:font-size="11.5pt" style:font-size-asian="11.5pt" style:font-size-complex="11.5pt"/>
    </style:style>
    <style:style style:name="P9" style:parent-style-name="Default" style:family="paragraph">
      <style:text-properties fo:font-size="11.5pt" style:font-size-asian="11.5pt" style:font-size-complex="11.5pt"/>
    </style:style>
    <style:style style:name="T10" style:parent-style-name="Policepardéfaut" style:family="text">
      <style:text-properties fo:font-size="11.5pt" style:font-size-asian="11.5pt" style:font-size-complex="11.5pt"/>
    </style:style>
    <style:style style:name="T11" style:parent-style-name="Lienhypertexte" style:family="text">
      <style:text-properties fo:font-size="11.5pt" style:font-size-asian="11.5pt" style:font-size-complex="11.5pt"/>
    </style:style>
    <style:style style:name="T12" style:parent-style-name="Policepardéfaut" style:family="text">
      <style:text-properties fo:font-size="11.5pt" style:font-size-asian="11.5pt" style:font-size-complex="11.5pt"/>
    </style:style>
    <style:style style:name="P13" style:parent-style-name="Default" style:family="paragraph">
      <style:text-properties fo:font-size="11.5pt" style:font-size-asian="11.5pt" style:font-size-complex="11.5pt"/>
    </style:style>
    <style:style style:name="P14" style:parent-style-name="Default" style:family="paragraph">
      <style:text-properties fo:font-size="11.5pt" style:font-size-asian="11.5pt" style:font-size-complex="11.5pt"/>
    </style:style>
    <style:style style:name="P15" style:parent-style-name="Default" style:family="paragraph">
      <style:paragraph-properties fo:text-align="end"/>
      <style:text-properties fo:font-size="11.5pt" style:font-size-asian="11.5pt" style:font-size-complex="11.5pt"/>
    </style:style>
    <style:style style:name="P16" style:parent-style-name="Default" style:family="paragraph">
      <style:paragraph-properties fo:text-align="end"/>
      <style:text-properties style:font-name="Arial" style:font-name-complex="Arial" fo:font-size="10pt" style:font-size-asian="10pt" style:font-size-complex="10pt" fo:background-color="#FFFFFF"/>
    </style:style>
    <style:style style:name="P17" style:parent-style-name="Default" style:family="paragraph">
      <style:paragraph-properties fo:text-align="end"/>
      <style:text-properties fo:font-size="11.5pt" style:font-size-asian="11.5pt" style:font-size-complex="11.5pt"/>
    </style:style>
    <style:style style:name="P18" style:parent-style-name="Default" style:family="paragraph">
      <style:paragraph-properties fo:text-align="end"/>
      <style:text-properties fo:font-size="11.5pt" style:font-size-asian="11.5pt" style:font-size-complex="11.5pt"/>
    </style:style>
    <style:style style:name="P19" style:parent-style-name="Default" style:family="paragraph">
      <style:paragraph-properties fo:text-align="end"/>
      <style:text-properties fo:font-size="11.5pt" style:font-size-asian="11.5pt" style:font-size-complex="11.5pt"/>
    </style:style>
    <style:style style:name="P20" style:parent-style-name="Default" style:family="paragraph">
      <style:paragraph-properties fo:text-align="end"/>
      <style:text-properties fo:font-size="11.5pt" style:font-size-asian="11.5pt" style:font-size-complex="11.5pt"/>
    </style:style>
    <style:style style:name="T21" style:parent-style-name="Policepardéfaut" style:family="text">
      <style:text-properties fo:font-size="12.5pt" style:font-size-asian="12.5pt" style:font-size-complex="12.5pt"/>
    </style:style>
    <style:style style:name="T22" style:parent-style-name="Policepardéfaut" style:family="text">
      <style:text-properties style:font-weight-complex="bold" fo:font-size="12.5pt" style:font-size-asian="12.5pt" style:font-size-complex="12.5pt"/>
    </style:style>
    <style:style style:name="T23" style:parent-style-name="Policepardéfaut" style:family="text">
      <style:text-properties fo:font-weight="bold" style:font-weight-asian="bold" style:font-weight-complex="bold" fo:font-size="12.5pt" style:font-size-asian="12.5pt" style:font-size-complex="12.5pt"/>
    </style:style>
    <style:style style:name="T24" style:parent-style-name="Policepardéfaut" style:family="text">
      <style:text-properties fo:font-weight="bold" style:font-weight-asian="bold" style:font-weight-complex="bold" fo:font-size="12.5pt" style:font-size-asian="12.5pt" style:font-size-complex="12.5pt"/>
    </style:style>
    <style:style style:name="T25" style:parent-style-name="Policepardéfaut" style:family="text">
      <style:text-properties fo:font-style="italic" style:font-style-asian="italic"/>
    </style:style>
    <style:style style:name="P26" style:parent-style-name="Default" style:family="paragraph">
      <style:text-properties fo:font-size="11.5pt" style:font-size-asian="11.5pt" style:font-size-complex="11.5pt"/>
    </style:style>
    <style:style style:name="P27" style:parent-style-name="Normal" style:family="paragraph">
      <style:text-properties style:font-name="Times New Roman" fo:color="#000000" fo:font-size="11.5pt" style:font-size-asian="11.5pt" style:font-size-complex="11.5pt"/>
    </style:style>
    <style:style style:name="P28" style:parent-style-name="Normal" style:family="paragraph">
      <style:paragraph-properties fo:text-align="justify"/>
    </style:style>
    <style:style style:name="T29" style:parent-style-name="Policepardéfaut" style:family="text">
      <style:text-properties style:font-name="Times New Roman" fo:color="#000000" fo:font-size="11.5pt" style:font-size-asian="11.5pt" style:font-size-complex="11.5pt"/>
    </style:style>
    <style:style style:name="T30" style:parent-style-name="Policepardéfaut" style:family="text">
      <style:text-properties style:font-name="Times New Roman" style:font-weight-complex="bold" fo:color="#000000" fo:font-size="11.5pt" style:font-size-asian="11.5pt" style:font-size-complex="11.5pt"/>
    </style:style>
    <style:style style:name="T31" style:parent-style-name="Policepardéfaut" style:family="text">
      <style:text-properties style:font-name="Times New Roman" style:font-weight-complex="bold" fo:color="#000000" fo:font-size="11.5pt" style:font-size-asian="11.5pt" style:font-size-complex="11.5pt"/>
    </style:style>
    <style:style style:name="T32" style:parent-style-name="Policepardéfaut" style:family="text">
      <style:text-properties style:font-name="Times New Roman" fo:color="#000000" fo:font-size="11.5pt" style:font-size-asian="11.5pt" style:font-size-complex="11.5pt"/>
    </style:style>
    <style:style style:name="T33" style:parent-style-name="Policepardéfaut" style:family="text">
      <style:text-properties style:font-name="Times New Roman" fo:color="#000000" fo:font-size="11.5pt" style:font-size-asian="11.5pt" style:font-size-complex="11.5pt"/>
    </style:style>
    <style:style style:name="P34" style:parent-style-name="Normal" style:family="paragraph">
      <style:paragraph-properties fo:text-align="justify"/>
      <style:text-properties style:font-name="Times New Roman" fo:color="#000000" fo:font-size="11.5pt" style:font-size-asian="11.5pt" style:font-size-complex="11.5pt"/>
    </style:style>
    <style:style style:name="P35" style:parent-style-name="Normal" style:family="paragraph">
      <style:paragraph-properties fo:text-align="justify"/>
      <style:text-properties style:font-name="Times New Roman" fo:color="#000000" fo:font-size="11.5pt" style:font-size-asian="11.5pt" style:font-size-complex="11.5pt"/>
    </style:style>
    <style:style style:name="P36" style:parent-style-name="Normal" style:family="paragraph">
      <style:paragraph-properties fo:text-align="justify"/>
      <style:text-properties style:font-name="Times New Roman" fo:color="#000000" fo:font-size="11.5pt" style:font-size-asian="11.5pt" style:font-size-complex="11.5pt"/>
    </style:style>
    <style:style style:name="P37" style:parent-style-name="Normal" style:family="paragraph">
      <style:paragraph-properties fo:text-align="justify"/>
      <style:text-properties style:font-name="Times New Roman" fo:color="#000000" fo:font-size="11.5pt" style:font-size-asian="11.5pt" style:font-size-complex="11.5pt"/>
    </style:style>
    <style:style style:name="P38" style:parent-style-name="Normal" style:family="paragraph">
      <style:paragraph-properties fo:text-align="justify"/>
      <style:text-properties style:font-name="Times New Roman" fo:color="#000000" fo:font-size="11.5pt" style:font-size-asian="11.5pt" style:font-size-complex="11.5pt"/>
    </style:style>
    <style:style style:name="P39" style:parent-style-name="Normal" style:family="paragraph">
      <style:paragraph-properties fo:text-align="justify"/>
      <style:text-properties style:font-name="Times New Roman" fo:color="#000000" fo:font-size="11.5pt" style:font-size-asian="11.5pt" style:font-size-complex="11.5pt"/>
    </style:style>
    <style:style style:name="P40" style:parent-style-name="Normal" style:family="paragraph">
      <style:paragraph-properties fo:text-align="end"/>
    </style:style>
    <style:style style:name="T41" style:parent-style-name="Policepardéfaut" style:family="text">
      <style:text-properties style:font-name="Times New Roman" fo:color="#000000" fo:font-size="11.5pt" style:font-size-asian="11.5pt" style:font-size-complex="11.5pt"/>
    </style:style>
  </office:automatic-styles>
  <office:body>
    <office:text text:use-soft-page-breaks="true">
      <text:p text:style-name="P1"/>
      <text:p text:style-name="P2"><text:s/><text:span text:style-name="T3">F</text:span><text:span text:style-name="T4">ait à Carrières sur seine, le 13</text:span><text:span text:style-name="T5"><text:s/>Novembre 2014</text:span></text:p>
      <text:p text:style-name="P6"/>
      <text:p text:style-name="P7">M. Josué AZUR</text:p>
      <text:p text:style-name="P8">18 rue Gabriel PERI</text:p>
      <text:p text:style-name="P9">78420 Carrières sur seine</text:p>
      <text:p text:style-name="Default"><text:span text:style-name="T10">07.50.28.18.57 –<text:s/></text:span><text:a xlink:href="mailto:josue.azur@gmail.com" office:target-frame-name="_top" xlink:show="replace"><text:span text:style-name="T11">josue.azur@gmail.com</text:span></text:a><text:span text:style-name="T12"><text:s/></text:span></text:p>
      <text:p text:style-name="P13"/>
      <text:p text:style-name="P14"/>
      <text:p text:style-name="P15">A l’attention du</text:p>
      <text:p text:style-name="P16">Service Recrutement<text:s/>de</text:p>
      <text:p text:style-name="P17">La SOCIETE GENERALE</text:p>
      <text:p text:style-name="P18"/>
      <text:p text:style-name="P19"/>
      <text:p text:style-name="P20"/>
      <text:p text:style-name="Default"><text:span text:style-name="T21">Objet :<text:s/></text:span><text:span text:style-name="T22">Envisager notre collaboration pour le poste</text:span><text:span text:style-name="T23"><text:s/>de<text:s/></text:span><text:span text:style-name="T24">Maîtrise d'ouvrage SI Junior</text:span></text:p>
      <text:p text:style-name="Default"><text:span text:style-name="T25">Référence :<text:s/></text:span>JD/ITEC/GEN/CDI/93197</text:p>
      <text:p text:style-name="P26"/>
      <text:p text:style-name="P27">Madame, Monsieur,</text:p>
      <text:p text:style-name="P28"><text:span text:style-name="T29">Très intéressé par votre offre<text:s/></text:span><text:span text:style-name="T30">de<text:s/></text:span><text:span text:style-name="T31">Maîtrise d'ouvrage SI</text:span><text:span text:style-name="T32">, je me permets de</text:span><text:span text:style-name="T33"><text:s/>vous adresser ma candidature. Je pense sincèrement que ce poste confirmera mes compétences et me permettra d'évoluer dans mon projet professionnel.</text:span></text:p>
      <text:p text:style-name="P34">Avec une expérience de 3 ans en tant que chef de projet informatique et 4 en tant que développeur, j'ai pu<text:s/>mettre en œuvre plusieurs projets importants concernant le développement d'applications basées sur des Frameworks internes en PHP5 et d'architecture MVC.</text:p>
      <text:p text:style-name="P35">J’ai créé des applications en relations avec les bases de données clientes, ainsi que des sites web (e-commerces avec Magento, Zend1, ...). Aussi, j'ai administré des parcs informatiques sous Linux et Windows durant mon apprentissage.</text:p>
      <text:p text:style-name="P36">Mon souhait est de mettre à profit mon savoir-faire dans votre<text:s/>société<text:s/>et de contribuer à son essor, car j’ai la conviction de pouvoir répondre à vos attentes en ce qui concerne la gestion de<text:s/>vos<text:s/><text:s/>projet.</text:p>
      <text:p text:style-name="P37">Aussi, je suis conscient de la rigueur, de la réactivité et de la coordination que requièrent de telles missions. C’est en nous rencontrant que je vous apporterai plus de<text:s/>précisions sur mes aptitudes à mener à bien la mission décrite dans votre annonce.</text:p>
      <text:p text:style-name="P38"/>
      <text:p text:style-name="P39"/>
      <text:p text:style-name="P40"><text:span text:style-name="T41">Cordialement, Josué AZU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Default" style:display-name="Default" style:family="paragraph">
      <style:paragraph-properties style:text-autospace="none" fo:margin-bottom="0in" fo:line-height="100%"/>
      <style:text-properties style:font-name="Times New Roman" fo:color="#000000" fo:font-size="12pt" style:font-size-asian="12pt" style:font-size-complex="12pt" fo:hyphenate="false"/>
    </style:style>
    <style:style style:name="texteresalte" style:display-name="texteresalte" style:family="text" style:parent-style-name="Policepardéfaut"/>
    <style:style style:name="apple-converted-space" style:display-name="apple-converted-space" style:family="text" style:parent-style-name="Policepardéfaut"/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Titre2Car" style:display-name="Titre 2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Titre4Car" style:display-name="Titre 4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Titre1Car" style:display-name="Titre 1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itre3Car" style:display-name="Titre 3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4F81B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jazur</meta:initial-creator>
    <dc:creator>jazur</dc:creator>
    <meta:creation-date>2013-02-17T10:12:00Z</meta:creation-date>
    <dc:date>2014-11-13T22:08:00Z</dc:date>
    <meta:print-date>2013-03-11T13:19:00Z</meta:print-date>
    <meta:template xlink:href="Normal" xlink:type="simple"/>
    <meta:editing-cycles>13</meta:editing-cycles>
    <meta:editing-duration>PT115740S</meta:editing-duration>
    <meta:document-statistic meta:page-count="1" meta:paragraph-count="3" meta:word-count="246" meta:character-count="1598" meta:row-count="11" meta:non-whitespace-character-count="1355"/>
  </office:meta>
</office:document-meta>
</file>